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000000" loext:opacity="100%" style:font-name="Calibri Light" fo:font-size="12pt" fo:font-weight="bold" officeooo:rsid="001bff54" officeooo:paragraph-rsid="001bff54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2pt" fo:font-weight="normal" officeooo:rsid="001bff54" officeooo:paragraph-rsid="001bff5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normal" officeooo:rsid="001bff54" officeooo:paragraph-rsid="001bff54" style:font-size-asian="5.25pt" style:font-weight-asian="normal" style:font-size-complex="6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6pt" fo:font-weight="bold" officeooo:rsid="001bff54" officeooo:paragraph-rsid="001bff54" style:font-size-asian="5.25pt" style:font-weight-asian="bold" style:font-size-complex="6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color="#000000" loext:opacity="100%" style:font-name="Calibri Light" fo:font-size="11pt" fo:font-weight="normal" officeooo:rsid="001bff54" officeooo:paragraph-rsid="001bff54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top="0cm" fo:margin-bottom="0.423cm" style:contextual-spacing="false" fo:orphans="2" fo:widows="2"/>
      <style:text-properties fo:font-variant="normal" fo:text-transform="none" fo:color="#000000" loext:opacity="100%" style:font-name="Calibri Light" fo:font-size="12pt" fo:letter-spacing="normal" fo:font-style="normal" fo:font-weight="normal" officeooo:paragraph-rsid="001bff54" style:font-size-asian="12pt" style:font-size-complex="12pt"/>
    </style:style>
    <style:style style:name="P7" style:family="paragraph" style:parent-style-name="Text_20_body">
      <style:paragraph-properties fo:margin-top="0cm" fo:margin-bottom="0.423cm" style:contextual-spacing="false" fo:orphans="2" fo:widows="2"/>
      <style:text-properties fo:font-variant="normal" fo:text-transform="none" fo:color="#000000" loext:opacity="100%" style:font-name="Calibri Light" fo:font-size="12pt" fo:letter-spacing="normal" fo:font-style="normal" fo:font-weight="normal" officeooo:paragraph-rsid="001bff54" style:font-size-asian="12pt" style:font-size-complex="12pt"/>
    </style:style>
    <style:style style:name="P8" style:family="paragraph" style:parent-style-name="Text_20_body">
      <style:paragraph-properties fo:margin-top="0cm" fo:margin-bottom="0.247cm" style:contextual-spacing="false" fo:line-height="115%" fo:text-align="start" style:justify-single-word="false"/>
      <style:text-properties officeooo:paragraph-rsid="002123c9"/>
    </style:style>
    <style:style style:name="T1" style:family="text">
      <style:text-properties fo:font-variant="normal" fo:text-transform="none" fo:color="#000000" loext:opacity="100%" style:font-name="Calibri Light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Calibri Light" fo:font-size="10.5pt" fo:letter-spacing="normal" fo:font-style="normal" fo:font-weight="bold" officeooo:rsid="001bff54" style:font-size-asian="10.5pt" style:font-weight-asian="bold" style:font-size-complex="10.5pt" style:font-weight-complex="bold"/>
    </style:style>
    <style:style style:name="T3" style:family="text">
      <style:text-properties fo:font-variant="normal" fo:text-transform="none" fo:color="#000000" loext:opacity="100%" style:font-name="Calibri Light" fo:font-size="10.5pt" fo:letter-spacing="normal" fo:font-style="normal" fo:font-weight="bold" officeooo:rsid="002123c9" style:font-size-asian="10.5pt" style:font-weight-asian="bold" style:font-size-complex="10.5pt" style:font-weight-complex="bold"/>
    </style:style>
    <style:style style:name="T4" style:family="text">
      <style:text-properties fo:font-variant="normal" fo:text-transform="none" fo:color="#000000" loext:opacity="100%" style:font-name="Calibri Light" fo:font-size="10.5pt" fo:letter-spacing="normal" fo:font-style="normal" fo:font-weight="normal" officeooo:rsid="001bff54" style:font-size-asian="10.5pt" style:font-weight-asian="normal" style:font-size-complex="10.5pt" style:font-weight-complex="normal"/>
    </style:style>
    <style:style style:name="T5" style:family="text">
      <style:text-properties fo:font-variant="normal" fo:text-transform="none" fo:color="#000000" loext:opacity="100%" style:font-name="Calibri Light" fo:font-size="10.5pt" fo:letter-spacing="normal" fo:font-style="normal" fo:font-weight="normal" style:font-size-asian="10.5pt" style:font-size-complex="10.5pt"/>
    </style:style>
    <style:style style:name="T6" style:family="text">
      <style:text-properties fo:font-variant="normal" fo:text-transform="none" fo:color="#000000" loext:opacity="100%" style:font-name="Calibri Light" fo:font-size="10.5pt" fo:letter-spacing="normal" fo:font-style="normal" fo:font-weight="normal" officeooo:rsid="002123c9" style:font-size-asian="10.5pt" style:font-size-complex="10.5pt"/>
    </style:style>
    <style:style style:name="T7" style:family="text">
      <style:text-properties fo:color="#666666" loext:opacity="100%"/>
    </style:style>
    <style:style style:name="T8" style:family="text">
      <style:text-properties officeooo:rsid="0020c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8">Mostrar Archivos</text:span> LINUX</text:p>
      <text:p text:style-name="P4"/>
      <text:p text:style-name="P5">Realiza los siguientes ejercicios a través del terminal de LINUX mediante los comandos básicos vistos anteriormente.</text:p>
      <text:p text:style-name="P3"/>
      <text:p text:style-name="P8"><text:span text:style-name="T2">Ejercicio 1.-</text:span><text:span text:style-name="T4"> Listar todos los archivos del directorio bin.</text:span></text:p>
      <text:p text:style-name="P8"><text:span text:style-name="T2">Ejercicio 2.- </text:span><text:span text:style-name="T5">Listar todos los archivos del directorio tmp.</text:span></text:p>
      <text:p text:style-name="P8"><text:span text:style-name="T2">Ejercicio 3.- </text:span><text:span text:style-name="T5">Listar todos los archivos del directorio etc que empiecen por t en orden inverso.</text:span></text:p>
      <text:p text:style-name="P8"><text:span text:style-name="T2">Ejercicio 4.- </text:span><text:span text:style-name="T5">Listar todos los archivos del directorio dev que empiecen por tty y tengan 5 caracteres.</text:span></text:p>
      <text:p text:style-name="P8"><text:span text:style-name="T2">Ejercicio 5- </text:span><text:span text:style-name="T5">Listar todos los archivos del directorio dev que empiecen por tty y acaben en 1,2,3 ó 4.</text:span></text:p>
      <text:p text:style-name="P8"><text:span text:style-name="T2">Ejercicio 6.- </text:span><text:span text:style-name="T5">Listar todos los archivos del directorio dev que empiecen por t y acaben en C1.</text:span></text:p>
      <text:p text:style-name="P8"><text:span text:style-name="T2">Ejercicio 7.- </text:span><text:span text:style-name="T5">Listar todos los archivos, incluidos los ocultos, del directorio raíz.</text:span></text:p>
      <text:p text:style-name="P8"><text:span text:style-name="T2">Ejercicio 8.- </text:span><text:span text:style-name="T5">Listar todos los archivos .</text:span><text:span text:style-name="T6">txt </text:span><text:span text:style-name="T5">del directorio etc.</text:span></text:p>
      <text:p text:style-name="P8"><text:span text:style-name="T2">Ejercicio </text:span><text:span text:style-name="T3">9</text:span><text:span text:style-name="T2">.- </text:span><text:span text:style-name="T5">Listar todos los archivos del directorio etc que no empiecen por t.</text:span></text:p>
      <text:p text:style-name="P8"><text:span text:style-name="T2">Ejercicio </text:span><text:span text:style-name="T3">10</text:span><text:span text:style-name="T2">.- </text:span><text:span text:style-name="T5">Listar todos los archivos del directorio usr y sus subdirectorios.<text:line-break/></text:span><text:span text:style-name="T1"><text:line-break/></text:span>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15T13:40:32.515000000</meta:creation-date>
    <dc:date>2024-03-20T08:56:17.145000000</dc:date>
    <meta:editing-duration>PT32M56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2" meta:word-count="155" meta:character-count="970" meta:non-whitespace-character-count="825"/>
  </office:meta>
</office:document-meta>
</file>